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43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" style:family="text">
      <style:text-properties fo:color="#000000" style:font-name="Arial" fo:font-size="6pt" style:font-name-asian="Arial" style:font-size-asian="6pt" style:font-name-complex="Arial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299cm" svg:height="0.758cm" svg:x="1.925cm" svg:y="1.996cm" svg:viewBox="0 0 300 759" draw:points="0,759 300,759 300,0 0,0">
          <text:p/>
        </draw:polygon>
        <draw:polygon draw:style-name="gr2" draw:layer="layout" svg:width="0.299cm" svg:height="0.758cm" svg:x="1.925cm" svg:y="1.996cm" svg:viewBox="0 0 300 759" draw:points="0,759 300,759 300,0 0,0">
          <text:p/>
        </draw:polygon>
        <draw:polygon draw:style-name="gr3" draw:layer="layout" svg:width="2.199cm" svg:height="1.248cm" svg:x="1cm" svg:y="1.746cm" svg:viewBox="0 0 2200 1249" draw:points="0,1249 2200,1249 2200,0 0,0">
          <text:p/>
        </draw:polygon>
        <draw:line draw:style-name="gr3" draw:layer="layout" svg:x1="1.969cm" svg:y1="2.64cm" svg:x2="2.704cm" svg:y2="2.064cm">
          <text:p/>
        </draw:line>
        <draw:polygon draw:style-name="gr3" draw:layer="layout" svg:width="0.901cm" svg:height="0.806cm" svg:x="1.969cm" svg:y="2.064cm" svg:viewBox="0 0 902 807" draw:points="188,807 902,246 735,0 0,576">
          <text:p/>
        </draw:polygon>
        <draw:path draw:style-name="gr4" draw:layer="layout" svg:width="0.297cm" svg:height="0.299cm" svg:x="1.925cm" svg:y="2.596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1.925cm" svg:y="2.596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2.645cm" svg:y="2.026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645cm" svg:y="2.026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3" draw:layer="layout" svg:x1="2.175cm" svg:y1="2.64cm" svg:x2="1.44cm" svg:y2="2.064cm">
          <text:p/>
        </draw:line>
        <draw:polygon draw:style-name="gr3" draw:layer="layout" svg:width="0.901cm" svg:height="0.806cm" svg:x="1.273cm" svg:y="2.064cm" svg:viewBox="0 0 902 807" draw:points="714,807 0,246 167,0 902,576">
          <text:p/>
        </draw:polygon>
        <draw:path draw:style-name="gr4" draw:layer="layout" svg:width="0.297cm" svg:height="0.299cm" svg:x="1.92cm" svg:y="2.596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92cm" svg:y="2.596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2cm" svg:y="2.026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2cm" svg:y="2.026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925cm" svg:y="1.876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925cm" svg:y="1.876cm" svg:viewBox="0 0 298 300" svg:d="M0 150c0-28 6-51 20-75s31-41 54-55c24-14 48-20 75-20s51 6 74 20c24 14 41 31 55 55s20 47 20 75-6 51-20 75-31 41-54 55c-24 14-48 20-75 20s-51-6-74-20c-24-14-41-31-55-55s-20-47-20-75z">
          <text:p/>
        </draw:path>
        <draw:frame draw:style-name="gr5" draw:layer="layout" svg:width="1.16cm" svg:height="0.982cm" svg:x="0.6cm" svg:y="0.9cm">
          <draw:text-box>
            <text:p text:style-name="P1"><text:span text:style-name="T1">ОУ III ст.ЗЗ </text:span></text:p>
          </draw:text-box>
        </draw:frame>
        <draw:frame draw:style-name="gr6" draw:layer="layout" svg:width="1.925cm" svg:height="0.525cm" svg:x="1.225cm" svg:y="1.129cm">
          <draw:text-box>
            <text:p text:style-name="P1"><text:span text:style-name="T2">ВЫВЕД. </text:span></text:p>
          </draw:text-box>
        </draw:frame>
        <draw:line draw:style-name="gr2" draw:layer="layout" svg:x1="1.72cm" svg:y1="1.09cm" svg:x2="1.72cm" svg:y2="1.695cm">
          <text:p/>
        </draw:line>
        <draw:line draw:style-name="gr2" draw:layer="layout" svg:x1="2.65cm" svg:y1="1.09cm" svg:x2="2.65cm" svg:y2="1.695cm">
          <text:p/>
        </draw:line>
        <draw:frame draw:style-name="gr5" draw:layer="layout" svg:width="1.05cm" svg:height="0.982cm" svg:x="2.65cm" svg:y="0.9cm">
          <draw:text-box>
            <text:p text:style-name="P1"><text:span text:style-name="T1">III ст. ЗЗ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4:58.125000000</meta:creation-date>
    <meta:editing-duration>PT19S</meta:editing-duration>
    <meta:editing-cycles>2</meta:editing-cycles>
    <meta:generator>LibreOffice/4.3.6.2$Windows_x86 LibreOffice_project/d50a87b2e514536ed401c18000dad4660b6a169e</meta:generator>
    <dc:date>2015-09-29T10:25:17.218000000</dc:date>
    <meta:document-statistic meta:object-count="22"/>
    <meta:template xlink:type="simple" xlink:actuate="onRequest" xlink:title="1" xlink:href="file:///C:/Documents%20and%20Settings/User/Application%20Data/LibreOffice/4/user/template/1.otg" meta:date="2015-09-29T10:24:58.046000000"/>
  </office:meta>
</office:document-meta>
</file>